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pt" svg:height="319.27pt" svg:x="413.63pt" svg:y="91.11pt">
            <loext:p draw:notify-on-update-of-ranges="Sheet1.D9:Sheet1.D57 Sheet1.E8:Sheet1.E8 Sheet1.E9:Sheet1.E57 Sheet1.D9:Sheet1.D57 Sheet1.F8:Sheet1.F8 Sheet1.F9:Sheet1.F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10"/>x</text:p>
          </table:table-cell>
          <table:table-cell table:style-name="ce1" office:value-type="string" calcext:value-type="string">
            <text:p>False-Position</text:p>
          </table:table-cell>
          <table:table-cell table:style-name="ce1" office:value-type="string" calcext:value-type="string">
            <text:p>Bisection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.75" calcext:value-type="float">
            <text:p>1.75</text:p>
          </table:table-cell>
          <table:table-cell/>
          <table:table-cell office:value-type="float" office:value="14.28571" calcext:value-type="float">
            <text:p>14.28571</text:p>
          </table:table-cell>
        </table:table-row>
        <table:table-row table:style-name="ro1">
          <table:table-cell table:number-columns-repeated="3"/>
          <table:table-cell office:value-type="float" office:value="1.625" calcext:value-type="float">
            <text:p>1.625</text:p>
          </table:table-cell>
          <table:table-cell/>
          <table:table-cell office:value-type="float" office:value="7.69231" calcext:value-type="float">
            <text:p>7.69231</text:p>
          </table:table-cell>
        </table:table-row>
        <table:table-row table:style-name="ro1">
          <table:table-cell table:number-columns-repeated="3"/>
          <table:table-cell office:value-type="float" office:value="1.5625" calcext:value-type="float">
            <text:p>1.562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.53125" calcext:value-type="float">
            <text:p>1.53125</text:p>
          </table:table-cell>
          <table:table-cell/>
          <table:table-cell office:value-type="float" office:value="2.04082" calcext:value-type="float">
            <text:p>2.04082</text:p>
          </table:table-cell>
        </table:table-row>
        <table:table-row table:style-name="ro1">
          <table:table-cell table:number-columns-repeated="3"/>
          <table:table-cell office:value-type="float" office:value="1.51562" calcext:value-type="float">
            <text:p>1.51562</text:p>
          </table:table-cell>
          <table:table-cell/>
          <table:table-cell office:value-type="float" office:value="1.03093" calcext:value-type="float">
            <text:p>1.03093</text:p>
          </table:table-cell>
        </table:table-row>
        <table:table-row table:style-name="ro1">
          <table:table-cell table:number-columns-repeated="3"/>
          <table:table-cell office:value-type="float" office:value="1.50781" calcext:value-type="float">
            <text:p>1.50781</text:p>
          </table:table-cell>
          <table:table-cell/>
          <table:table-cell office:value-type="float" office:value="0.51813" calcext:value-type="float">
            <text:p>0.51813</text:p>
          </table:table-cell>
        </table:table-row>
        <table:table-row table:style-name="ro1">
          <table:table-cell table:number-columns-repeated="3"/>
          <table:table-cell office:value-type="float" office:value="1.51172" calcext:value-type="float">
            <text:p>1.51172</text:p>
          </table:table-cell>
          <table:table-cell/>
          <table:table-cell office:value-type="float" office:value="0.2584" calcext:value-type="float">
            <text:p>0.2584</text:p>
          </table:table-cell>
        </table:table-row>
        <table:table-row table:style-name="ro1">
          <table:table-cell table:number-columns-repeated="3"/>
          <table:table-cell office:value-type="float" office:value="1.51367" calcext:value-type="float">
            <text:p>1.51367</text:p>
          </table:table-cell>
          <table:table-cell/>
          <table:table-cell office:value-type="float" office:value="0.12903" calcext:value-type="float">
            <text:p>0.12903</text:p>
          </table:table-cell>
        </table:table-row>
        <table:table-row table:style-name="ro1">
          <table:table-cell table:number-columns-repeated="3"/>
          <table:table-cell office:value-type="float" office:value="1.51465" calcext:value-type="float">
            <text:p>1.51465</text:p>
          </table:table-cell>
          <table:table-cell/>
          <table:table-cell office:value-type="float" office:value="0.06447" calcext:value-type="float">
            <text:p>0.06447</text:p>
          </table:table-cell>
        </table:table-row>
        <table:table-row table:style-name="ro1">
          <table:table-cell table:number-columns-repeated="3"/>
          <table:table-cell office:value-type="float" office:value="1.51416" calcext:value-type="float">
            <text:p>1.51416</text:p>
          </table:table-cell>
          <table:table-cell/>
          <table:table-cell office:value-type="float" office:value="0.03225" calcext:value-type="float">
            <text:p>0.03225</text:p>
          </table:table-cell>
        </table:table-row>
        <table:table-row table:style-name="ro1">
          <table:table-cell table:number-columns-repeated="3"/>
          <table:table-cell office:value-type="float" office:value="1.51392" calcext:value-type="float">
            <text:p>1.51392</text:p>
          </table:table-cell>
          <table:table-cell/>
          <table:table-cell office:value-type="float" office:value="0.01613" calcext:value-type="float">
            <text:p>0.01613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.51404</text:p>
          </table:table-cell>
          <table:table-cell/>
          <table:table-cell office:value-type="float" office:value="0.00806" calcext:value-type="float">
            <text:p>0.00806</text:p>
          </table:table-cell>
        </table:table-row>
        <table:table-row table:style-name="ro1">
          <table:table-cell table:number-columns-repeated="3"/>
          <table:table-cell office:value-type="float" office:value="1.5141" calcext:value-type="float">
            <text:p>1.5141</text:p>
          </table:table-cell>
          <table:table-cell/>
          <table:table-cell office:value-type="float" office:value="0.00403" calcext:value-type="float">
            <text:p>0.00403</text:p>
          </table:table-cell>
        </table:table-row>
        <table:table-row table:style-name="ro1">
          <table:table-cell table:number-columns-repeated="3"/>
          <table:table-cell office:value-type="float" office:value="1.51407" calcext:value-type="float">
            <text:p>1.51407</text:p>
          </table:table-cell>
          <table:table-cell/>
          <table:table-cell office:value-type="float" office:value="0.00202" calcext:value-type="float">
            <text:p>0.00202</text:p>
          </table:table-cell>
        </table:table-row>
        <table:table-row table:style-name="ro1">
          <table:table-cell table:number-columns-repeated="3"/>
          <table:table-cell office:value-type="float" office:value="1.51405" calcext:value-type="float">
            <text:p>1.51405</text:p>
          </table:table-cell>
          <table:table-cell/>
          <table:table-cell office:value-type="float" office:value="0.00101" calcext:value-type="float">
            <text:p>0.00101</text:p>
          </table:table-cell>
        </table:table-row>
        <table:table-row table:style-name="ro1">
          <table:table-cell table:number-columns-repeated="3"/>
          <table:table-cell office:value-type="float" office:value="1.51406" calcext:value-type="float">
            <text:p>1.51406</text:p>
          </table:table-cell>
          <table:table-cell/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.45083" calcext:value-type="float">
            <text:p>2.450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40363" calcext:value-type="float">
            <text:p>2.40363</text:p>
          </table:table-cell>
          <table:table-cell office:value-type="float" office:value="1.96379" calcext:value-type="float">
            <text:p>1.963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35834" calcext:value-type="float">
            <text:p>2.35834</text:p>
          </table:table-cell>
          <table:table-cell office:value-type="float" office:value="1.9203" calcext:value-type="float">
            <text:p>1.92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31492" calcext:value-type="float">
            <text:p>2.31492</text:p>
          </table:table-cell>
          <table:table-cell office:value-type="float" office:value="1.87578" calcext:value-type="float">
            <text:p>1.875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27331" calcext:value-type="float">
            <text:p>2.27331</text:p>
          </table:table-cell>
          <table:table-cell office:value-type="float" office:value="1.83029" calcext:value-type="float">
            <text:p>1.830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23347" calcext:value-type="float">
            <text:p>2.23347</text:p>
          </table:table-cell>
          <table:table-cell office:value-type="float" office:value="1.78392" calcext:value-type="float">
            <text:p>1.783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534" calcext:value-type="float">
            <text:p>2.19534</text:p>
          </table:table-cell>
          <table:table-cell office:value-type="float" office:value="1.73675" calcext:value-type="float">
            <text:p>1.736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5888" calcext:value-type="float">
            <text:p>2.15888</text:p>
          </table:table-cell>
          <table:table-cell office:value-type="float" office:value="1.68886" calcext:value-type="float">
            <text:p>1.688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2404" calcext:value-type="float">
            <text:p>2.12404</text:p>
          </table:table-cell>
          <table:table-cell office:value-type="float" office:value="1.64036" calcext:value-type="float">
            <text:p>1.640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09077" calcext:value-type="float">
            <text:p>2.09077</text:p>
          </table:table-cell>
          <table:table-cell office:value-type="float" office:value="1.59136" calcext:value-type="float">
            <text:p>1.591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05902" calcext:value-type="float">
            <text:p>2.05902</text:p>
          </table:table-cell>
          <table:table-cell office:value-type="float" office:value="1.54196" calcext:value-type="float">
            <text:p>1.541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02874" calcext:value-type="float">
            <text:p>2.02874</text:p>
          </table:table-cell>
          <table:table-cell office:value-type="float" office:value="1.49227" calcext:value-type="float">
            <text:p>1.492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9999" calcext:value-type="float">
            <text:p>1.9999</text:p>
          </table:table-cell>
          <table:table-cell office:value-type="float" office:value="1.44242" calcext:value-type="float">
            <text:p>1.442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97243" calcext:value-type="float">
            <text:p>1.97243</text:p>
          </table:table-cell>
          <table:table-cell office:value-type="float" office:value="1.39252" calcext:value-type="float">
            <text:p>1.392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9463" calcext:value-type="float">
            <text:p>1.9463</text:p>
          </table:table-cell>
          <table:table-cell office:value-type="float" office:value="1.3427" calcext:value-type="float">
            <text:p>1.34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92145" calcext:value-type="float">
            <text:p>1.92145</text:p>
          </table:table-cell>
          <table:table-cell office:value-type="float" office:value="1.29307" calcext:value-type="float">
            <text:p>1.293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89785" calcext:value-type="float">
            <text:p>1.89785</text:p>
          </table:table-cell>
          <table:table-cell office:value-type="float" office:value="1.24376" calcext:value-type="float">
            <text:p>1.243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87544" calcext:value-type="float">
            <text:p>1.87544</text:p>
          </table:table-cell>
          <table:table-cell office:value-type="float" office:value="1.19488" calcext:value-type="float">
            <text:p>1.194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85418" calcext:value-type="float">
            <text:p>1.85418</text:p>
          </table:table-cell>
          <table:table-cell office:value-type="float" office:value="1.14654" calcext:value-type="float">
            <text:p>1.146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83402" calcext:value-type="float">
            <text:p>1.83402</text:p>
          </table:table-cell>
          <table:table-cell office:value-type="float" office:value="1.09885" calcext:value-type="float">
            <text:p>1.098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81493" calcext:value-type="float">
            <text:p>1.81493</text:p>
          </table:table-cell>
          <table:table-cell office:value-type="float" office:value="1.05191" calcext:value-type="float">
            <text:p>1.051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9686" calcext:value-type="float">
            <text:p>1.79686</text:p>
          </table:table-cell>
          <table:table-cell office:value-type="float" office:value="1.00582" calcext:value-type="float">
            <text:p>1.005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7976" calcext:value-type="float">
            <text:p>1.77976</text:p>
          </table:table-cell>
          <table:table-cell office:value-type="float" office:value="0.96067" calcext:value-type="float">
            <text:p>0.960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636" calcext:value-type="float">
            <text:p>1.7636</text:p>
          </table:table-cell>
          <table:table-cell office:value-type="float" office:value="0.91652" calcext:value-type="float">
            <text:p>0.916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4833" calcext:value-type="float">
            <text:p>1.74833</text:p>
          </table:table-cell>
          <table:table-cell office:value-type="float" office:value="0.87346" calcext:value-type="float">
            <text:p>0.873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3391" calcext:value-type="float">
            <text:p>1.73391</text:p>
          </table:table-cell>
          <table:table-cell office:value-type="float" office:value="0.83155" calcext:value-type="float">
            <text:p>0.831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203" calcext:value-type="float">
            <text:p>1.7203</text:p>
          </table:table-cell>
          <table:table-cell office:value-type="float" office:value="0.79084" calcext:value-type="float">
            <text:p>0.790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0747" calcext:value-type="float">
            <text:p>1.70747</text:p>
          </table:table-cell>
          <table:table-cell office:value-type="float" office:value="0.75138" calcext:value-type="float">
            <text:p>0.751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69538" calcext:value-type="float">
            <text:p>1.69538</text:p>
          </table:table-cell>
          <table:table-cell office:value-type="float" office:value="0.7132" calcext:value-type="float">
            <text:p>0.71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68399" calcext:value-type="float">
            <text:p>1.68399</text:p>
          </table:table-cell>
          <table:table-cell office:value-type="float" office:value="0.67633" calcext:value-type="float">
            <text:p>0.676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4:57:49.006848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22:55:15.933949561</meta:creation-date>
    <dc:date>2018-09-09T18:30:12.798331099</dc:date>
    <meta:editing-duration>PT1H39M24S</meta:editing-duration>
    <meta:editing-cycles>2</meta:editing-cycles>
    <meta:generator>LibreOffice/5.1.6.2$Linux_X86_64 LibreOffice_project/10m0$Build-2</meta:generator>
    <meta:document-statistic meta:table-count="1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11.264cm" xlink:href=".." xlink:type="simple" chart:class="chart:scatter" chart:style-name="ch1">
        <chart:legend svg:x="4.375cm" svg:y="9.033cm" style:legend-expansion="custom" chartooo:width="3.33cm" chartooo:height="1.096cm" style:legend-expansion-aspect-ratio="3.03832116788321" chart:style-name="ch2"/>
        <chart:plot-area chart:style-name="ch3" table:cell-range-address="Sheet1.D9:Sheet1.F57 Sheet1.E8:Sheet1.F8" chart:data-source-has-labels="row" svg:x="0.319cm" svg:y="0.225cm" svg:width="11.817cm" svg:height="8.584cm">
          <chartooo:coordinate-region svg:x="0.94cm" svg:y="0.424cm" svg:width="10.956cm" svg:height="7.7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57" chart:label-cell-address="Sheet1.E8:Sheet1.E8" chart:class="chart:scatter">
            <chart:domain table:cell-range-address="Sheet1.D9:Sheet1.D57"/>
            <chart:data-point chart:repeated="49"/>
          </chart:series>
          <chart:series chart:style-name="ch7" chart:values-cell-range-address="Sheet1.F9:Sheet1.F57" chart:label-cell-address="Sheet1.F8:Sheet1.F8" chart:class="chart:scatter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alse-Position</text:p>
                <draw:g>
                  <svg:desc>Sheet1.E8:Sheet1.E8</svg:desc>
                </draw:g>
              </table:table-cell>
              <table:table-cell office:value-type="string">
                <text:p>Bisection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D9:Sheet1.D57</svg:desc>
                </draw:g>
              </table:table-cell>
              <table:table-cell office:value-type="float" office:value="NaN">
                <text:p>NaN</text:p>
                <draw:g>
                  <svg:desc>Sheet1.E9:Sheet1.E57</svg:desc>
                </draw:g>
              </table:table-cell>
              <table:table-cell office:value-type="float" office:value="NaN">
                <text:p>NaN</text:p>
                <draw:g>
                  <svg:desc>Sheet1.F9:Sheet1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14.28571">
                <text:p>14.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5">
                <text:p>1.625</text:p>
              </table:table-cell>
              <table:table-cell office:value-type="float" office:value="NaN">
                <text:p>NaN</text:p>
              </table:table-cell>
              <table:table-cell office:value-type="float" office:value="7.69231">
                <text:p>7.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125">
                <text:p>1.53125</text:p>
              </table:table-cell>
              <table:table-cell office:value-type="float" office:value="NaN">
                <text:p>NaN</text:p>
              </table:table-cell>
              <table:table-cell office:value-type="float" office:value="2.04082">
                <text:p>2.04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1562">
                <text:p>1.51562</text:p>
              </table:table-cell>
              <table:table-cell office:value-type="float" office:value="NaN">
                <text:p>NaN</text:p>
              </table:table-cell>
              <table:table-cell office:value-type="float" office:value="1.03093">
                <text:p>1.0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781">
                <text:p>1.50781</text:p>
              </table:table-cell>
              <table:table-cell office:value-type="float" office:value="NaN">
                <text:p>NaN</text:p>
              </table:table-cell>
              <table:table-cell office:value-type="float" office:value="0.51813">
                <text:p>0.51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172">
                <text:p>1.51172</text:p>
              </table:table-cell>
              <table:table-cell office:value-type="float" office:value="NaN">
                <text:p>NaN</text:p>
              </table:table-cell>
              <table:table-cell office:value-type="float" office:value="0.2584">
                <text:p>0.2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367">
                <text:p>1.51367</text:p>
              </table:table-cell>
              <table:table-cell office:value-type="float" office:value="NaN">
                <text:p>NaN</text:p>
              </table:table-cell>
              <table:table-cell office:value-type="float" office:value="0.12903">
                <text:p>0.12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465">
                <text:p>1.51465</text:p>
              </table:table-cell>
              <table:table-cell office:value-type="float" office:value="NaN">
                <text:p>NaN</text:p>
              </table:table-cell>
              <table:table-cell office:value-type="float" office:value="0.06447">
                <text:p>0.06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416">
                <text:p>1.51416</text:p>
              </table:table-cell>
              <table:table-cell office:value-type="float" office:value="NaN">
                <text:p>NaN</text:p>
              </table:table-cell>
              <table:table-cell office:value-type="float" office:value="0.03225">
                <text:p>0.03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392">
                <text:p>1.51392</text:p>
              </table:table-cell>
              <table:table-cell office:value-type="float" office:value="NaN">
                <text:p>NaN</text:p>
              </table:table-cell>
              <table:table-cell office:value-type="float" office:value="0.01613">
                <text:p>0.01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404">
                <text:p>1.51404</text:p>
              </table:table-cell>
              <table:table-cell office:value-type="float" office:value="NaN">
                <text:p>NaN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141">
                <text:p>1.5141</text:p>
              </table:table-cell>
              <table:table-cell office:value-type="float" office:value="NaN">
                <text:p>NaN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407">
                <text:p>1.51407</text:p>
              </table:table-cell>
              <table:table-cell office:value-type="float" office:value="NaN">
                <text:p>NaN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405">
                <text:p>1.51405</text:p>
              </table:table-cell>
              <table:table-cell office:value-type="float" office:value="NaN">
                <text:p>NaN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1406">
                <text:p>1.51406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5083">
                <text:p>2.4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0363">
                <text:p>2.40363</text:p>
              </table:table-cell>
              <table:table-cell office:value-type="float" office:value="1.96379">
                <text:p>1.96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834">
                <text:p>2.35834</text:p>
              </table:table-cell>
              <table:table-cell office:value-type="float" office:value="1.9203">
                <text:p>1.9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1492">
                <text:p>2.31492</text:p>
              </table:table-cell>
              <table:table-cell office:value-type="float" office:value="1.87578">
                <text:p>1.8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7331">
                <text:p>2.27331</text:p>
              </table:table-cell>
              <table:table-cell office:value-type="float" office:value="1.83029">
                <text:p>1.83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347">
                <text:p>2.23347</text:p>
              </table:table-cell>
              <table:table-cell office:value-type="float" office:value="1.78392">
                <text:p>1.7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9534">
                <text:p>2.19534</text:p>
              </table:table-cell>
              <table:table-cell office:value-type="float" office:value="1.73675">
                <text:p>1.7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5888">
                <text:p>2.15888</text:p>
              </table:table-cell>
              <table:table-cell office:value-type="float" office:value="1.68886">
                <text:p>1.6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2404">
                <text:p>2.12404</text:p>
              </table:table-cell>
              <table:table-cell office:value-type="float" office:value="1.64036">
                <text:p>1.6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077">
                <text:p>2.09077</text:p>
              </table:table-cell>
              <table:table-cell office:value-type="float" office:value="1.59136">
                <text:p>1.5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5902">
                <text:p>2.05902</text:p>
              </table:table-cell>
              <table:table-cell office:value-type="float" office:value="1.54196">
                <text:p>1.54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2874">
                <text:p>2.02874</text:p>
              </table:table-cell>
              <table:table-cell office:value-type="float" office:value="1.49227">
                <text:p>1.49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999">
                <text:p>1.9999</text:p>
              </table:table-cell>
              <table:table-cell office:value-type="float" office:value="1.44242">
                <text:p>1.4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7243">
                <text:p>1.97243</text:p>
              </table:table-cell>
              <table:table-cell office:value-type="float" office:value="1.39252">
                <text:p>1.3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463">
                <text:p>1.9463</text:p>
              </table:table-cell>
              <table:table-cell office:value-type="float" office:value="1.3427">
                <text:p>1.3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2145">
                <text:p>1.92145</text:p>
              </table:table-cell>
              <table:table-cell office:value-type="float" office:value="1.29307">
                <text:p>1.29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9785">
                <text:p>1.89785</text:p>
              </table:table-cell>
              <table:table-cell office:value-type="float" office:value="1.24376">
                <text:p>1.24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7544">
                <text:p>1.87544</text:p>
              </table:table-cell>
              <table:table-cell office:value-type="float" office:value="1.19488">
                <text:p>1.1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418">
                <text:p>1.85418</text:p>
              </table:table-cell>
              <table:table-cell office:value-type="float" office:value="1.14654">
                <text:p>1.14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3402">
                <text:p>1.83402</text:p>
              </table:table-cell>
              <table:table-cell office:value-type="float" office:value="1.09885">
                <text:p>1.09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1493">
                <text:p>1.81493</text:p>
              </table:table-cell>
              <table:table-cell office:value-type="float" office:value="1.05191">
                <text:p>1.05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9686">
                <text:p>1.79686</text:p>
              </table:table-cell>
              <table:table-cell office:value-type="float" office:value="1.00582">
                <text:p>1.00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7976">
                <text:p>1.77976</text:p>
              </table:table-cell>
              <table:table-cell office:value-type="float" office:value="0.96067">
                <text:p>0.96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636">
                <text:p>1.7636</text:p>
              </table:table-cell>
              <table:table-cell office:value-type="float" office:value="0.91652">
                <text:p>0.9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4833">
                <text:p>1.74833</text:p>
              </table:table-cell>
              <table:table-cell office:value-type="float" office:value="0.87346">
                <text:p>0.87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3391">
                <text:p>1.73391</text:p>
              </table:table-cell>
              <table:table-cell office:value-type="float" office:value="0.83155">
                <text:p>0.83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203">
                <text:p>1.7203</text:p>
              </table:table-cell>
              <table:table-cell office:value-type="float" office:value="0.79084">
                <text:p>0.79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0747">
                <text:p>1.70747</text:p>
              </table:table-cell>
              <table:table-cell office:value-type="float" office:value="0.75138">
                <text:p>0.75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9538">
                <text:p>1.69538</text:p>
              </table:table-cell>
              <table:table-cell office:value-type="float" office:value="0.7132">
                <text:p>0.7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8399">
                <text:p>1.68399</text:p>
              </table:table-cell>
              <table:table-cell office:value-type="float" office:value="0.67633">
                <text:p>0.676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